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67cm" style:use-optimal-column-width="false"/>
    </style:style>
    <style:style style:name="ro1" style:family="table-row">
      <style:table-row-properties style:row-height="1.953cm"/>
    </style:style>
    <style:style style:name="ce1" style:family="table-cell">
      <loext:graphic-properties draw:fill-color="#0000ff" draw:textarea-vertical-align="middle"/>
      <style:paragraph-properties fo:text-align="center"/>
      <style:text-properties fo:color="#ffffff" fo:background-color="transparent"/>
    </style:style>
    <style:style style:name="ce2" style:family="table-cell">
      <loext:graphic-properties draw:fill-color="#ff3333" draw:textarea-vertical-align="middle"/>
      <style:paragraph-properties fo:text-align="center"/>
      <style:text-properties fo:color="#ffffff" fo:background-color="transparent"/>
    </style:style>
    <style:style style:name="P1" style:family="paragraph">
      <style:paragraph-properties fo:text-align="center"/>
      <style:text-properties fo:color="#ffffff" fo:background-color="transparen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" draw:layer="layout" svg:width="13.768cm" svg:height="13.67cm" svg:x="7.031cm" svg:y="3.5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6</text:p>
              </table:table-cell>
              <table:table-cell>
                <text:p text:style-name="P1">13</text:p>
              </table:table-cell>
              <table:table-cell>
                <text:p text:style-name="P1">20</text:p>
              </table:table-cell>
              <table:table-cell>
                <text:p text:style-name="P1">27</text:p>
              </table:table-cell>
              <table:table-cell table:style-name="ce2">
                <text:p text:style-name="P1">34</text:p>
              </table:table-cell>
              <table:table-cell table:style-name="ce2">
                <text:p text:style-name="P1">41</text:p>
              </table:table-cell>
              <table:table-cell table:style-name="ce2">
                <text:p text:style-name="P1">48</text:p>
              </table:table-cell>
            </table:table-row>
            <table:table-row table:style-name="ro1" table:default-cell-style-name="ce1">
              <table:table-cell>
                <text:p text:style-name="P1">5</text:p>
              </table:table-cell>
              <table:table-cell>
                <text:p text:style-name="P1">12</text:p>
              </table:table-cell>
              <table:table-cell>
                <text:p text:style-name="P1">19</text:p>
              </table:table-cell>
              <table:table-cell>
                <text:p text:style-name="P1">26</text:p>
              </table:table-cell>
              <table:table-cell>
                <text:p text:style-name="P1">33</text:p>
              </table:table-cell>
              <table:table-cell table:style-name="ce2">
                <text:p text:style-name="P1">40</text:p>
              </table:table-cell>
              <table:table-cell table:style-name="ce2">
                <text:p text:style-name="P1">47</text:p>
              </table:table-cell>
            </table:table-row>
            <table:table-row table:style-name="ro1" table:default-cell-style-name="ce1">
              <table:table-cell>
                <text:p text:style-name="P1">4</text:p>
              </table:table-cell>
              <table:table-cell>
                <text:p text:style-name="P1">11</text:p>
              </table:table-cell>
              <table:table-cell>
                <text:p text:style-name="P1">18</text:p>
              </table:table-cell>
              <table:table-cell>
                <text:p text:style-name="P1">25</text:p>
              </table:table-cell>
              <table:table-cell>
                <text:p text:style-name="P1">32</text:p>
              </table:table-cell>
              <table:table-cell>
                <text:p text:style-name="P1">39</text:p>
              </table:table-cell>
              <table:table-cell table:style-name="ce2">
                <text:p text:style-name="P1">46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10</text:p>
              </table:table-cell>
              <table:table-cell>
                <text:p text:style-name="P1">17</text:p>
              </table:table-cell>
              <table:table-cell>
                <text:p text:style-name="P1">24</text:p>
              </table:table-cell>
              <table:table-cell>
                <text:p text:style-name="P1">31</text:p>
              </table:table-cell>
              <table:table-cell>
                <text:p text:style-name="P1">38</text:p>
              </table:table-cell>
              <table:table-cell>
                <text:p text:style-name="P1">45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9</text:p>
              </table:table-cell>
              <table:table-cell>
                <text:p text:style-name="P1">16</text:p>
              </table:table-cell>
              <table:table-cell>
                <text:p text:style-name="P1">23</text:p>
              </table:table-cell>
              <table:table-cell>
                <text:p text:style-name="P1">30</text:p>
              </table:table-cell>
              <table:table-cell>
                <text:p text:style-name="P1">37</text:p>
              </table:table-cell>
              <table:table-cell table:style-name="ce2">
                <text:p text:style-name="P1">44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8</text:p>
              </table:table-cell>
              <table:table-cell>
                <text:p text:style-name="P1">15</text:p>
              </table:table-cell>
              <table:table-cell>
                <text:p text:style-name="P1">22</text:p>
              </table:table-cell>
              <table:table-cell>
                <text:p text:style-name="P1">29</text:p>
              </table:table-cell>
              <table:table-cell table:style-name="ce2">
                <text:p text:style-name="P1">36</text:p>
              </table:table-cell>
              <table:table-cell table:style-name="ce2">
                <text:p text:style-name="P1">43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7</text:p>
              </table:table-cell>
              <table:table-cell>
                <text:p text:style-name="P1">14</text:p>
              </table:table-cell>
              <table:table-cell>
                <text:p text:style-name="P1">21</text:p>
              </table:table-cell>
              <table:table-cell table:style-name="ce2">
                <text:p text:style-name="P1">28</text:p>
              </table:table-cell>
              <table:table-cell table:style-name="ce2">
                <text:p text:style-name="P1">35</text:p>
              </table:table-cell>
              <table:table-cell table:style-name="ce2">
                <text:p text:style-name="P1">4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4:56:22.538000000</meta:creation-date>
    <dc:date>2018-06-22T15:03:06.171000000</dc:date>
    <meta:editing-duration>PT6M22S</meta:editing-duration>
    <meta:editing-cycles>2</meta:editing-cycles>
    <meta:generator>LibreOffice/5.2.7.2$Windows_X86_64 LibreOffice_project/2b7f1e640c46ceb28adf43ee075a6e8b8439ed10</meta:generator>
    <meta:document-statistic meta:object-count="24"/>
  </office:meta>
</office:document-meta>
</file>